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style:font-size-asian="14pt" style:font-size-complex="14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officeooo:paragraph-rsid="00192288" style:font-size-asian="14pt" style:font-size-complex="14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officeooo:paragraph-rsid="00192288" style:font-size-asian="14pt" style:font-size-complex="14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6pt" fo:letter-spacing="normal" fo:font-weight="bold" officeooo:rsid="00192288" officeooo:paragraph-rsid="00192288" style:font-size-asian="16pt" style:font-weight-asian="bold" style:font-size-complex="16pt" style:font-weight-complex="bold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size="12pt" fo:font-style="normal" fo:font-weight="normal"/>
    </style:style>
    <style:style style:name="T3" style:family="text">
      <style:text-properties fo:font-style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92288"/>
    </style:style>
    <style:style style:name="T6" style:family="text">
      <style:text-properties officeooo:rsid="00192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Сверстать страницу с ценовыми колонками по макету</text:span></text:p>
      <text:p text:style-name="P4"><text:span text:style-name="T4"/></text:p>
      <text:p text:style-name="P5"><text:span text:style-name="T5">1. Г</text:span><text:span text:style-name="T4">ибк</text:span><text:span text:style-name="T5">ое</text:span><text:span text:style-name="T4"> отображение под все устройтсва (мобильные и десктоп).</text:span></text:p>
      <text:p text:style-name="P5"><text:span text:style-name="T4"/></text:p>
      <text:p text:style-name="P5"><text:span text:style-name="T5">2. З</text:span><text:span text:style-name="T4">а минимальную ширину экрана взять 320px</text:span></text:p>
      <text:p text:style-name="P4"><text:span text:style-name="T4"/></text:p>
      <text:p text:style-name="P6"><text:span text:style-name="T6">3. </text:span>Высота блоков должна быть эквивалентной, но не фиксированной (это значит что высота всех блоков должна быть равна высоте самого большого блока)</text:p>
      <text:p text:style-name="P6"/>
      <text:p text:style-name="P7"><text:span text:style-name="T6">4. </text:span>Списковые элементы так же не должны быть фиксированной высоты.</text:p>
      <text:p text:style-name="P7"/>
      <text:p text:style-name="P7"><text:span text:style-name="T6">5. Т</text:span>екст должен быть однострочным (это значит что не должен переноситься на другую строку если текст будет длинее ширины блока)</text:p>
      <text:p text:style-name="P6"/>
      <text:p text:style-name="P6"><text:span text:style-name="T6">6. </text:span>Стили колонок должны быть одного класса, цвет колонки задается параметрально (это значит что у колонок не должно быть индивидуальных стилей позиционирования)</text:p>
      <text:p text:style-name="P6"/>
      <text:p text:style-name="P6"><text:span text:style-name="T6">7. </text:span>Высота блоков с описанием должна быть эквивалентной, не зависимо от содержания</text:p>
      <text:p text:style-name="P6"/>
      <text:p text:style-name="P6"><text:span text:style-name="T6">8. </text:span>Кнопки "ORDER NOW" должны быть на одной линии, не зависимо от количества списковых элементов</text:p>
      <text:p text:style-name="P6"/>
      <text:p text:style-name="P4"><text:span text:style-name="T5">9. </text:span><text:span text:style-name="T4">Для иконок можно взять awesome fonts, можно и юникодными символами, на ваше усмотрение</text:span></text:p>
      <text:p text:style-name="P4"><text:span text:style-name="T4"/></text:p>
      <text:p text:style-name="P6"><text:span text:style-name="T6">10. </text:span>Использование javascript исключено, только html+css, плюсом будет если Вы решите стили на sa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33:49.322434839</meta:creation-date>
    <dc:date>2019-09-02T15:43:32.265328581</dc:date>
    <meta:editing-duration>PT9M45S</meta:editing-duration>
    <meta:editing-cycles>1</meta:editing-cycles>
    <meta:document-statistic meta:table-count="0" meta:image-count="0" meta:object-count="0" meta:page-count="1" meta:paragraph-count="11" meta:word-count="152" meta:character-count="1016" meta:non-whitespace-character-count="875"/>
    <meta:generator>LibreOffice/6.0.7.3$Linux_X86_64 LibreOffice_project/00m0$Build-3</meta:generator>
  </office:meta>
</office:document-meta>
</file>